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5b340" officeooo:paragraph-rsid="0005b340" fo:background-color="transparent"/>
    </style:style>
    <style:style style:name="P2" style:family="paragraph" style:parent-style-name="Standard">
      <style:text-properties fo:color="#000000" officeooo:rsid="00068ffb" officeooo:paragraph-rsid="00068ffb" fo:background-color="transparent"/>
    </style:style>
    <style:style style:name="P3" style:family="paragraph" style:parent-style-name="Standard">
      <style:text-properties fo:color="#000000" officeooo:rsid="00086086" officeooo:paragraph-rsid="00091bf6" fo:background-color="transparent"/>
    </style:style>
    <style:style style:name="P4" style:family="paragraph" style:parent-style-name="Standard">
      <style:text-properties fo:color="#000000" officeooo:rsid="00086086" officeooo:paragraph-rsid="00086086" fo:background-color="transparent"/>
    </style:style>
    <style:style style:name="P5" style:family="paragraph" style:parent-style-name="Standard">
      <style:paragraph-properties style:line-height-at-least="0.503cm"/>
      <style:text-properties fo:color="#000000" fo:background-color="transparent"/>
    </style:style>
    <style:style style:name="P6" style:family="paragraph" style:parent-style-name="Standard">
      <style:text-properties fo:color="#000000" officeooo:rsid="000ab821" officeooo:paragraph-rsid="000ab821" fo:background-color="transparent"/>
    </style:style>
    <style:style style:name="P7" style:family="paragraph" style:parent-style-name="Standard">
      <style:text-properties fo:color="#000000" officeooo:rsid="000c155a" officeooo:paragraph-rsid="000c155a" fo:background-color="transparent"/>
    </style:style>
    <style:style style:name="P8" style:family="paragraph" style:parent-style-name="Standard">
      <style:text-properties fo:color="#000000" officeooo:rsid="000c155a" officeooo:paragraph-rsid="000fdab8" fo:background-color="transparent"/>
    </style:style>
    <style:style style:name="P9" style:family="paragraph" style:parent-style-name="Standard">
      <style:text-properties fo:color="#000000" officeooo:rsid="000f4afc" officeooo:paragraph-rsid="000f4afc" fo:background-color="transparent"/>
    </style:style>
    <style:style style:name="P10" style:family="paragraph" style:parent-style-name="Standard">
      <style:text-properties fo:color="#000000" officeooo:rsid="000fdab8" officeooo:paragraph-rsid="000fdab8" fo:background-color="transparent"/>
    </style:style>
    <style:style style:name="P11" style:family="paragraph" style:parent-style-name="Standard">
      <style:text-properties fo:color="#000000" officeooo:rsid="000cf6f4" officeooo:paragraph-rsid="000cf6f4" fo:background-color="transparent"/>
    </style:style>
    <style:style style:name="P12" style:family="paragraph" style:parent-style-name="Standard">
      <style:text-properties fo:color="#000000" officeooo:rsid="00122e80" officeooo:paragraph-rsid="00122e80" fo:background-color="transparent"/>
    </style:style>
    <style:style style:name="P13" style:family="paragraph" style:parent-style-name="Standard">
      <style:text-properties fo:color="#000000" officeooo:rsid="001230e2" officeooo:paragraph-rsid="001230e2" fo:background-color="transparent"/>
    </style:style>
    <style:style style:name="P14" style:family="paragraph" style:parent-style-name="Standard">
      <style:text-properties fo:color="#000000" officeooo:rsid="001255ef" officeooo:paragraph-rsid="001255ef" fo:background-color="transparent"/>
    </style:style>
    <style:style style:name="P15" style:family="paragraph" style:parent-style-name="Standard">
      <style:text-properties fo:color="#000000" style:font-name="Droid Sans Mono" fo:font-size="10.5pt" fo:font-weight="normal" officeooo:rsid="00086086" officeooo:paragraph-rsid="00091bf6" fo:background-color="transparent"/>
    </style:style>
    <style:style style:name="P1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f4afc" fo:background-color="transparent"/>
    </style:style>
    <style:style style:name="P18" style:family="paragraph" style:parent-style-name="Standard">
      <style:text-properties fo:color="#000000" style:font-name="Droid Sans Mono" fo:font-size="10.5pt" fo:font-weight="normal" officeooo:paragraph-rsid="00086086" fo:background-color="transparent"/>
    </style:style>
    <style:style style:name="P19" style:family="paragraph" style:parent-style-name="Standard">
      <style:text-properties fo:color="#000000" style:font-name="Droid Sans Mono" fo:font-size="10.5pt" fo:font-weight="normal" officeooo:paragraph-rsid="00122e80" fo:background-color="transparent"/>
    </style:style>
    <style:style style:name="P20" style:family="paragraph" style:parent-style-name="Standard">
      <style:text-properties fo:color="#000000" style:font-name="Droid Sans Mono" fo:font-size="10.5pt" fo:font-weight="normal" officeooo:rsid="000ab821" officeooo:paragraph-rsid="000ab821" fo:background-color="transparent"/>
    </style:style>
    <style:style style:name="P21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cf6f4" officeooo:paragraph-rsid="000cf6f4" fo:background-color="transparent"/>
    </style:style>
    <style:style style:name="P22" style:family="paragraph" style:parent-style-name="Standard">
      <style:text-properties fo:color="#000000" style:font-name="Droid Sans Mono" fo:font-size="10.5pt" fo:font-weight="normal" officeooo:rsid="00122e80" officeooo:paragraph-rsid="00122e80" fo:background-color="transparent"/>
    </style:style>
    <style:style style:name="T1" style:family="text">
      <style:text-properties fo:color="#ce181e"/>
    </style:style>
    <style:style style:name="T2" style:family="text">
      <style:text-properties officeooo:rsid="00068ffb"/>
    </style:style>
    <style:style style:name="T3" style:family="text">
      <style:text-properties fo:color="#569cd6"/>
    </style:style>
    <style:style style:name="T4" style:family="text">
      <style:text-properties fo:color="#569cd6" style:font-name="Droid Sans Mono" fo:font-size="10.5pt" fo:font-weight="normal"/>
    </style:style>
    <style:style style:name="T5" style:family="text">
      <style:text-properties fo:color="#569cd6" style:font-name="Droid Sans Mono" fo:font-size="10.5pt" fo:font-weight="normal" fo:background-color="#1e1e1e" loext:char-shading-value="0"/>
    </style:style>
    <style:style style:name="T6" style:family="text">
      <style:text-properties fo:color="#d4d4d4" style:font-name="Droid Sans Mono" fo:font-size="10.5pt" fo:font-weight="normal"/>
    </style:style>
    <style:style style:name="T7" style:family="text">
      <style:text-properties fo:color="#d4d4d4" style:font-name="Droid Sans Mono" fo:font-size="10.5pt" fo:font-weight="normal" fo:background-color="#1e1e1e" loext:char-shading-value="0"/>
    </style:style>
    <style:style style:name="T8" style:family="text">
      <style:text-properties fo:color="#ce9178"/>
    </style:style>
    <style:style style:name="T9" style:family="text">
      <style:text-properties fo:color="#ce9178" style:font-name="Droid Sans Mono" fo:font-size="10.5pt" fo:font-weight="normal"/>
    </style:style>
    <style:style style:name="T10" style:family="text">
      <style:text-properties fo:color="#ce9178" style:font-name="Droid Sans Mono" fo:font-size="10.5pt" fo:font-weight="normal" fo:background-color="#1e1e1e" loext:char-shading-value="0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8a7ab" style:font-style-asian="italic" style:font-style-complex="italic"/>
    </style:style>
    <style:style style:name="T13" style:family="text">
      <style:text-properties fo:font-style="italic" officeooo:rsid="00091bf6" style:font-style-asian="italic" style:font-style-complex="italic"/>
    </style:style>
    <style:style style:name="T14" style:family="text">
      <style:text-properties fo:font-style="italic" officeooo:rsid="000ab821" style:font-style-asian="italic" style:font-style-complex="italic"/>
    </style:style>
    <style:style style:name="T15" style:family="text">
      <style:text-properties fo:font-style="normal" officeooo:rsid="00091bf6" style:font-style-asian="normal" style:font-style-complex="normal"/>
    </style:style>
    <style:style style:name="T16" style:family="text">
      <style:text-properties fo:font-style="normal" officeooo:rsid="000ab821" style:font-style-asian="normal" style:font-style-complex="normal"/>
    </style:style>
    <style:style style:name="T17" style:family="text">
      <style:text-properties officeooo:rsid="00091bf6"/>
    </style:style>
    <style:style style:name="T18" style:family="text">
      <style:text-properties officeooo:rsid="000ab821"/>
    </style:style>
    <style:style style:name="T19" style:family="text">
      <style:text-properties fo:color="#4ec9b0"/>
    </style:style>
    <style:style style:name="T20" style:family="text">
      <style:text-properties officeooo:rsid="000f4afc"/>
    </style:style>
    <style:style style:name="T21" style:family="text">
      <style:text-properties officeooo:rsid="001169a6"/>
    </style:style>
    <style:style style:name="T22" style:family="text">
      <style:text-properties officeooo:rsid="00122e80"/>
    </style:style>
    <style:style style:name="T23" style:family="text">
      <style:text-properties officeooo:rsid="0013a7da"/>
    </style:style>
    <style:style style:name="T24" style:family="text">
      <style:text-properties style:font-name="Droid Sans Mono" fo:font-size="10.5pt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a implementação <text:span text:style-name="T2">e instalação manual</text:span> de um proxy baseado em Squid3 <text:s/>é <text:s/>necessária a instalação do Squid3. Primeiro é executado o comando “sudo apt-get update” e após “sudo apt-get install squid3”.</text:p>
      <text:p text:style-name="P1"/>
      <text:p text:style-name="P2">Após, recomenda-se fazer um backup do arquivo (squid.conf) de configuração original do Squid3. Este procedimento pode ser feito com o comando “sudo cp /etc/squid3/squid.conf /etc/squid3/squid.conf.orig”. </text:p>
      <text:p text:style-name="P2"/>
      <text:p text:style-name="P3">Para instalação do Squid3 em Puppet é necessário <text:span text:style-name="T17">criar dentro do diretório “</text:span><text:span text:style-name="T13">modules”</text:span><text:span text:style-name="T15"> <text:s/></text:span><text:span text:style-name="T16">um subdiretório “</text:span><text:span text:style-name="T14">squid3” </text:span><text:span text:style-name="T16"><text:s/>e dentro deste outro subdiretório “</text:span><text:span text:style-name="T14">manifests”</text:span><text:span text:style-name="T16"> contendo o “</text:span><text:span text:style-name="T14">init.pp</text:span><text:span text:style-name="T16">”, para a criação da classe squid3.</text:span></text:p>
      <text:p text:style-name="P15">class squid3{</text:p>
      <text:p text:style-name="P5"/>
      <text:p text:style-name="P16">package {"squid3":</text:p>
      <text:p text:style-name="P16">ensure=&gt;present,</text:p>
      <text:p text:style-name="P16">require=&gt; Class["system-update"],</text:p>
      <text:p text:style-name="P16">}</text:p>
      <text:p text:style-name="P5"/>
      <text:p text:style-name="P16">service {"squid3":</text:p>
      <text:p text:style-name="P16">ensure=&gt;running,</text:p>
      <text:p text:style-name="P16">require=&gt; Package["squid3"],</text:p>
      <text:p text:style-name="P16">}</text:p>
      <text:p text:style-name="P16">}</text:p>
      <text:p text:style-name="P3"/>
      <text:p text:style-name="P3"/>
      <text:p text:style-name="P3"><text:span text:style-name="T18">Após é incluído a classe recém criada no “</text:span><text:span text:style-name="T14">default.pp</text:span><text:span text:style-name="T18">” , através do comando </text:span><text:s/>“<text:span text:style-name="T11">include squid3</text:span>”.<text:span text:style-name="T12"> </text:span></text:p>
      <text:p text:style-name="P4"/>
      <text:p text:style-name="P18"/>
      <text:p text:style-name="P6">Para criação do backup do squid.conf original é utilizado o seguinte comando no arquivo “init.pp” do módulo “arquivos.</text:p>
      <text:p text:style-name="P20">exec { "bkp_squid.conf_orig":</text:p>
      <text:p text:style-name="P16">command =&gt; "sudo cp /etc/squid3/squid.conf /etc/squid3/squid.conf.orig",</text:p>
      <text:p text:style-name="P16">require =&gt; Class["squid3"], </text:p>
      <text:p text:style-name="P16">}</text:p>
      <text:p text:style-name="P7"/>
      <text:p text:style-name="P9"/>
      <text:p text:style-name="P9">Os arquivos utilizados como fonte para criação da configuração e das listas de sites proibidos deverão ser criados dentro da pasta contendo os arquivos para implementação da box, no diretório “modules/arquivos/files/squid3/”.</text:p>
      <text:p text:style-name="P10">Para criação dos arquivos necessários para configuração: “squid.conf”, “ban.acl” e “ban_tempo.acl”, <text:span text:style-name="T22">deverão ser utilizados </text:span>os seguintes comandos no arquivo “init.pp” n<text:span text:style-name="T21">o</text:span> diretório “<text:span text:style-name="T20">modules/arquivos/</text:span>manifests<text:span text:style-name="T20">/”</text:span></text:p>
      <text:p text:style-name="P10"/>
      <text:p text:style-name="P7"><text:span text:style-name="T24">file {'/etc/squid3/squid.conf':</text:span></text:p>
      <text:p text:style-name="P16">ensure =&gt; file,</text:p>
      <text:p text:style-name="P16">require =&gt; Class["squid3"],</text:p>
      <text:p text:style-name="P16">subscribe =&gt; Exec["bkp_squid.conf_orig"],</text:p>
      <text:p text:style-name="P16">owner =&gt; 'root',</text:p>
      <text:p text:style-name="P16">group =&gt; 'root',</text:p>
      <text:p text:style-name="P16">mode =&gt; '0644',</text:p>
      <text:p text:style-name="P16">source =&gt; 'puppet:///modules/arquivos/squid3/conf.txt',</text:p>
      <text:p text:style-name="P16">} </text:p>
      <text:p text:style-name="P17"><text:soft-page-break/></text:p>
      <text:p text:style-name="P16">file {'/etc/squid3/ban.acl':</text:p>
      <text:p text:style-name="P16">ensure =&gt; file,</text:p>
      <text:p text:style-name="P16">require =&gt; Class["squid3"],</text:p>
      <text:p text:style-name="P16">owner =&gt; 'root',</text:p>
      <text:p text:style-name="P16">group =&gt; 'root',</text:p>
      <text:p text:style-name="P16">mode =&gt; '0644',</text:p>
      <text:p text:style-name="P16">source =&gt; 'puppet:///modules/arquivos/squid3/ban.txt',</text:p>
      <text:p text:style-name="P16">} </text:p>
      <text:p text:style-name="P16"/>
      <text:p text:style-name="P21">file {'/etc/squid3/ban_tempo.acl':</text:p>
      <text:p text:style-name="P16">ensure =&gt; file,</text:p>
      <text:p text:style-name="P16">require =&gt; Class["squid3"],</text:p>
      <text:p text:style-name="P16">owner =&gt; 'root',</text:p>
      <text:p text:style-name="P16">group =&gt; 'root',</text:p>
      <text:p text:style-name="P16">mode =&gt; '0644',</text:p>
      <text:p text:style-name="P16">source =&gt; 'puppet:///modules/arquivos/squid3/ban_tempo.txt',</text:p>
      <text:p text:style-name="P16">} </text:p>
      <text:p text:style-name="P21"/>
      <text:p text:style-name="P9"/>
      <text:p text:style-name="P8">Sendo feita a instalação, backup <text:span text:style-name="T22">e a criação de todos os arquivos, </text:span><text:s/>é necessário modificar o arquivo squid.conf para que as configurações atendam as suas necessidades. </text:p>
      <text:p text:style-name="P11">As configurações utilizadas <text:span text:style-name="T22">neste trabalho </text:span>são as seguintes:</text:p>
      <text:p text:style-name="P11"/>
      <text:p text:style-name="P11"/>
      <text:p text:style-name="P11">#Arquivo de configuração do squid</text:p>
      <text:p text:style-name="P11"/>
      <text:p text:style-name="P11">#porta de acesso do proxy, padrão 3128. Paramêtro "transparent" para possibilitar proxy transparente</text:p>
      <text:p text:style-name="P11">http_port 3128 transparent </text:p>
      <text:p text:style-name="P11">#hostname que ficará visível</text:p>
      <text:p text:style-name="P11">visible_hostname Grupo1 </text:p>
      <text:p text:style-name="P11"/>
      <text:p text:style-name="P11">#diretório das mensagens de erro do squid</text:p>
      <text:p text:style-name="P11">error_directory /usr/share/squid3/errors/pt-br/</text:p>
      <text:p text:style-name="P11">#email do gerenciador</text:p>
      <text:p text:style-name="P11">cache_mgr grupo2@teste.com</text:p>
      <text:p text:style-name="P11"/>
      <text:p text:style-name="P11"/>
      <text:p text:style-name="P11">#configuração de cache</text:p>
      <text:p text:style-name="P11">cache_mem 8 MB </text:p>
      <text:p text:style-name="P11">cache_swap_low 90</text:p>
      <text:p text:style-name="P11">cache_swap_high 95</text:p>
      <text:p text:style-name="P11">#diretório da pasta de armazenamento do cache</text:p>
      <text:p text:style-name="P11">cache_dir ufs /var/spool/squid3 100 16 256</text:p>
      <text:p text:style-name="P11">#tamanho máximo do objeto de cache</text:p>
      <text:p text:style-name="P11">maximum_object_size 30000 KB</text:p>
      <text:p text:style-name="P11">maximum_object_size_in_memory 40 KB</text:p>
      <text:p text:style-name="P11"/>
      <text:p text:style-name="P11"/>
      <text:p text:style-name="P11">#diretório dos arquivos de log</text:p>
      <text:p text:style-name="P11">access_log /var/log/squid3/access.log squid</text:p>
      <text:p text:style-name="P11"><text:soft-page-break/>cache_log /var/log/squid3/cache.log</text:p>
      <text:p text:style-name="P11"/>
      <text:p text:style-name="P11"/>
      <text:p text:style-name="P11"/>
      <text:p text:style-name="P11">#configuração de atualização da cache- configuração recomendada padrão</text:p>
      <text:p text:style-name="P11">refresh_pattern ^ftp: <text:s text:c="10"/>1440 <text:s text:c="3"/>20% <text:s text:c="4"/>10080</text:p>
      <text:p text:style-name="P11">refresh_pattern ^gopher: <text:s text:c="7"/>1440 <text:s text:c="3"/>0% <text:s text:c="5"/>1440</text:p>
      <text:p text:style-name="P11">refresh_pattern (cgi-bin|\\?) <text:s text:c="3"/>0 <text:s text:c="6"/>0% <text:s text:c="5"/>0</text:p>
      <text:p text:style-name="P11">refresh_pattern . <text:s text:c="14"/>0 <text:s text:c="6"/>20% <text:s text:c="4"/>4320</text:p>
      <text:p text:style-name="P11">quick_abort_max 16 KB</text:p>
      <text:p text:style-name="P11">quick_abort_pct 95</text:p>
      <text:p text:style-name="P11">quick_abort_min 16 KB</text:p>
      <text:p text:style-name="P11">request_header_max_size 20 KB</text:p>
      <text:p text:style-name="P11">reply_header_max_size 20 KB</text:p>
      <text:p text:style-name="P11">request_body_max_size 0 KB</text:p>
      <text:p text:style-name="P11"/>
      <text:p text:style-name="P11"/>
      <text:p text:style-name="P11"/>
      <text:p text:style-name="P11"/>
      <text:p text:style-name="P11">#criação das listas de controle</text:p>
      <text:p text:style-name="P11">#criação de uma acl com o ip da tua máquina, caso queira libera acesso total para a máquina com esse ip</text:p>
      <text:p text:style-name="P11">#acl localnet src 192.168.0.0/24</text:p>
      <text:p text:style-name="P11"/>
      <text:p text:style-name="P11">#criação de acl para as portas de serviços seguros</text:p>
      <text:p text:style-name="P11">acl SSL_ports port 443 563</text:p>
      <text:p text:style-name="P11">acl Safe_ports port 80 # http</text:p>
      <text:p text:style-name="P11">acl Safe_ports port 21 # ftp</text:p>
      <text:p text:style-name="P11">acl Safe_ports port 443 563 1863 # https</text:p>
      <text:p text:style-name="P11">acl Safe_ports port 70 # gopher</text:p>
      <text:p text:style-name="P11">acl Safe_ports port 210 # wais</text:p>
      <text:p text:style-name="P11">acl Safe_ports port 1025-65535 # unregistered ports</text:p>
      <text:p text:style-name="P11">acl Safe_ports port 280 # http-mgmt</text:p>
      <text:p text:style-name="P11">acl Safe_ports port 488 # gss-http</text:p>
      <text:p text:style-name="P11">acl Safe_ports port 591 # filemaker</text:p>
      <text:p text:style-name="P11">acl Safe_ports port 777 # multiling http</text:p>
      <text:p text:style-name="P11"/>
      <text:p text:style-name="P11">#criação da acl intervalo do tipo tempo(time). Intervalo todos os dias da 17 às 00</text:p>
      <text:p text:style-name="P11">acl intervalo time SMTWHFA 17:00-23:59</text:p>
      <text:p text:style-name="P11"/>
      <text:p text:style-name="P11">#criação da acl ban a partir do arquivo de sites proibidos</text:p>
      <text:p text:style-name="P11">acl ban <text:s/>url_regex "/etc/squid3/ban.acl"</text:p>
      <text:p text:style-name="P11"/>
      <text:p text:style-name="P11">#criação da acl ban_tempo a partir do arquivo de sites proibidos somente em uma determinado período</text:p>
      <text:p text:style-name="P11">acl ban_tempo url_regex "/etc/squid3/ban_tempo.acl"</text:p>
      <text:p text:style-name="P11"/>
      <text:p text:style-name="P11">#acl para acesso aos arquivos na rede</text:p>
      <text:p text:style-name="P11">acl CONNECT method CONNECT</text:p>
      <text:p text:style-name="P11"/>
      <text:p text:style-name="P11">#nega acesso aos sites presentes na acl ban_tempo</text:p>
      <text:p text:style-name="P11">http_access deny ban_tempo intervalo</text:p>
      <text:p text:style-name="P11"><text:soft-page-break/>#nega acesso ao sites presentes na acl ban</text:p>
      <text:p text:style-name="P11">http_access deny ban</text:p>
      <text:p text:style-name="P11"/>
      <text:p text:style-name="P11"/>
      <text:p text:style-name="P11"/>
      <text:p text:style-name="P11">#nega acesso a serviços com portas que não estão nas acls de "Safe_ports"</text:p>
      <text:p text:style-name="P11">http_access deny !Safe_ports</text:p>
      <text:p text:style-name="P11"/>
      <text:p text:style-name="P11">#nega acesso aos arquivos na rede de serviços que não utilizem protocolo SSL</text:p>
      <text:p text:style-name="P11">http_access deny CONNECT !SSL_ports</text:p>
      <text:p text:style-name="P11"/>
      <text:p text:style-name="P11"/>
      <text:p text:style-name="P11"/>
      <text:p text:style-name="P12">Após terminada a configuração, é necessário executar os seguintes comandos:</text:p>
      <text:p text:style-name="P19"><text:span text:style-name="T22">"sudo squid3 -k reconfigure", para reconfiguração do Squid3 após a modificação do arquivo squid.conf e </text:span>"sudo service squid3 restart" <text:span text:style-name="T22">para reiniciar o serviço após a reconfiguração.</text:span></text:p>
      <text:p text:style-name="P19"/>
      <text:p text:style-name="P22">Isto é feito no arquivo “default.pp” com os seguintes comandos.</text:p>
      <text:p text:style-name="P22"/>
      <text:p text:style-name="P22">exec { "reconfigure_squid":</text:p>
      <text:p text:style-name="P16">command =&gt; "sudo squid3 -k reconfigure",</text:p>
      <text:p text:style-name="P16">require =&gt; Class["squid3"],</text:p>
      <text:p text:style-name="P16">before =&gt; Exec ["restart_squid"],</text:p>
      <text:p text:style-name="P16">}</text:p>
      <text:p text:style-name="P5"/>
      <text:p text:style-name="P16"/>
      <text:p text:style-name="P16">exec { "restart_squid":</text:p>
      <text:p text:style-name="P16">command =&gt; "sudo service squid3 restart",</text:p>
      <text:p text:style-name="P16">require =&gt; Class["arquivos"],</text:p>
      <text:p text:style-name="P16">subscribe =&gt; Exec["reconfigure_squid"], </text:p>
      <text:p text:style-name="P16">}</text:p>
      <text:p text:style-name="P12"/>
      <text:p text:style-name="P12"/>
      <text:p text:style-name="P13">Para chegar se o serviço está operacional é possível utilizar o comando “sudo squid3 -z”.</text:p>
      <text:p text:style-name="P11"/>
      <text:p text:style-name="P11"/>
      <text:p text:style-name="P14">Para testar se o proxy está em pleno funcionamento, é necessário configurar no navegador ou nas opções da internet do computador para proxy manual com o seguinte IP: 192.168.33.111 <text:span text:style-name="T23">e com a porta 3128.</text:span> <text:span text:style-name="T23">Então, tente</text:span> acessar um dos sites presentes nas listas de bloqueio, como, por exemplo, facebook.com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8:47:45.830171019</meta:creation-date>
    <dc:date>2020-05-10T19:46:21.089411457</dc:date>
    <meta:editing-duration>PT48M7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4" meta:paragraph-count="126" meta:word-count="807" meta:character-count="5824" meta:non-whitespace-character-count="5055"/>
  </office:meta>
</office:document-meta>
</file>